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9f32f" officeooo:paragraph-rsid="0019f32f"/>
    </style:style>
    <style:style style:name="P2" style:family="paragraph" style:parent-style-name="Text_20_body">
      <style:text-properties officeooo:rsid="0019f32f" officeooo:paragraph-rsid="0019f3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kflow Diagram visual Representation</text:p>
      <text:p text:style-name="P2">[visit home page] <text:s text:c="8"/>[browser <text:s/>product] <text:s text:c="8"/>[views producct details</text:p>
      <text:p text:style-name="P2">page]</text:p>
      <text:p text:style-name="P2"><text:s text:c="8"/>[ add product to cart] <text:s text:c="5"/>[proceed to checkout] <text:s text:c="5"/>[completes profile</text:p>
      <text:p text:style-name="P2">and payment details ]</text:p>
      <text:p text:style-name="P2"><text:s text:c="37"/>[order confirmation] <text:s text:c="8"/>[tracks shipment]</text:p>
      <text:p text:style-name="P2"><text:s text:c="79"/>[Receive Delivery at hom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06T11:30:28.011000000</meta:creation-date>
    <dc:date>2025-02-06T11:38:18.878000000</dc:date>
    <meta:editing-duration>PT7M52S</meta:editing-duration>
    <meta:editing-cycles>1</meta:editing-cycles>
    <meta:document-statistic meta:table-count="0" meta:image-count="0" meta:object-count="0" meta:page-count="1" meta:paragraph-count="7" meta:word-count="35" meta:character-count="409" meta:non-whitespace-character-count="222"/>
    <meta:generator>Neat_Office/6.2.8.2$Windows_x86 LibreOffice_project/</meta:generator>
  </office:meta>
</office:document-meta>
</file>